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6dce" officeooo:paragraph-rsid="00166dce" style:font-weight-asian="bold" style:font-weight-complex="bold"/>
    </style:style>
    <style:style style:name="P2" style:family="paragraph" style:parent-style-name="Standard">
      <style:text-properties fo:font-size="10pt" fo:font-weight="bold" officeooo:rsid="00166dce" officeooo:paragraph-rsid="00166dce" style:font-size-asian="8.75pt" style:font-weight-asian="bold" style:font-size-complex="10pt" style:font-weight-complex="bold"/>
    </style:style>
    <style:style style:name="P3" style:family="paragraph" style:parent-style-name="Standard">
      <style:text-properties fo:font-size="10pt" fo:font-weight="bold" officeooo:rsid="002ef26c" officeooo:paragraph-rsid="002ef26c" style:font-size-asian="8.75pt" style:font-weight-asian="bold" style:font-size-complex="10pt" style:font-weight-complex="bold"/>
    </style:style>
    <style:style style:name="P4" style:family="paragraph" style:parent-style-name="Standard">
      <style:text-properties fo:font-size="10pt" fo:font-weight="bold" officeooo:rsid="0048649d" officeooo:paragraph-rsid="0048649d" style:font-size-asian="8.75pt" style:font-weight-asian="bold" style:font-size-complex="10pt" style:font-weight-complex="bold"/>
    </style:style>
    <style:style style:name="P5" style:family="paragraph" style:parent-style-name="Standard">
      <style:text-properties fo:font-size="10pt" fo:font-weight="normal" officeooo:rsid="0022a770" officeooo:paragraph-rsid="0026b3f1" style:font-size-asian="8.75pt" style:font-weight-asian="normal" style:font-size-complex="10pt" style:font-weight-complex="normal"/>
    </style:style>
    <style:style style:name="P6" style:family="paragraph" style:parent-style-name="Standard">
      <style:text-properties fo:font-size="10pt" fo:font-weight="normal" officeooo:rsid="002d1bca" officeooo:paragraph-rsid="00166dce" style:font-size-asian="8.75pt" style:font-weight-asian="normal" style:font-size-complex="10pt" style:font-weight-complex="normal"/>
    </style:style>
    <style:style style:name="P7" style:family="paragraph" style:parent-style-name="Standard">
      <style:text-properties fo:font-size="10pt" fo:font-weight="normal" officeooo:rsid="002fde41" officeooo:paragraph-rsid="002fde41" style:font-size-asian="8.75pt" style:font-weight-asian="normal" style:font-size-complex="10pt" style:font-weight-complex="normal"/>
    </style:style>
    <style:style style:name="P8" style:family="paragraph" style:parent-style-name="Standard">
      <style:text-properties fo:font-size="10pt" fo:font-weight="normal" officeooo:rsid="002fde41" officeooo:paragraph-rsid="008222d6" style:font-size-asian="8.75pt" style:font-weight-asian="normal" style:font-size-complex="10pt" style:font-weight-complex="normal"/>
    </style:style>
    <style:style style:name="P9" style:family="paragraph" style:parent-style-name="Standard">
      <style:text-properties fo:font-size="10pt" fo:font-weight="normal" officeooo:rsid="0032188a" officeooo:paragraph-rsid="0032188a" style:font-size-asian="8.75pt" style:font-weight-asian="normal" style:font-size-complex="10pt" style:font-weight-complex="normal"/>
    </style:style>
    <style:style style:name="P10" style:family="paragraph" style:parent-style-name="Standard">
      <style:text-properties fo:font-size="10pt" fo:font-weight="normal" officeooo:rsid="0032188a" officeooo:paragraph-rsid="009c6bd2" style:font-size-asian="8.75pt" style:font-weight-asian="normal" style:font-size-complex="10pt" style:font-weight-complex="normal"/>
    </style:style>
    <style:style style:name="P11" style:family="paragraph" style:parent-style-name="Standard">
      <style:text-properties fo:font-size="10pt" fo:font-weight="normal" officeooo:rsid="0033f8c2" officeooo:paragraph-rsid="0033f8c2" style:font-size-asian="8.75pt" style:font-weight-asian="normal" style:font-size-complex="10pt" style:font-weight-complex="normal"/>
    </style:style>
    <style:style style:name="P12" style:family="paragraph" style:parent-style-name="Standard">
      <style:text-properties fo:font-size="10pt" fo:font-weight="normal" officeooo:rsid="003cc443" officeooo:paragraph-rsid="003cc443" style:font-size-asian="8.75pt" style:font-weight-asian="normal" style:font-size-complex="10pt" style:font-weight-complex="normal"/>
    </style:style>
    <style:style style:name="P13" style:family="paragraph" style:parent-style-name="Standard">
      <style:text-properties fo:font-size="10pt" fo:font-weight="normal" officeooo:rsid="005632fc" officeooo:paragraph-rsid="005632fc" style:font-size-asian="8.75pt" style:font-weight-asian="normal" style:font-size-complex="10pt" style:font-weight-complex="normal"/>
    </style:style>
    <style:style style:name="P14" style:family="paragraph" style:parent-style-name="Standard">
      <style:text-properties fo:font-size="10pt" fo:font-weight="normal" officeooo:rsid="00176f80" officeooo:paragraph-rsid="00166dce" style:font-size-asian="8.75pt" style:font-weight-asian="normal" style:font-size-complex="10pt" style:font-weight-complex="normal"/>
    </style:style>
    <style:style style:name="P15" style:family="paragraph" style:parent-style-name="Standard">
      <style:text-properties fo:font-size="10pt" fo:font-weight="normal" officeooo:rsid="00166dce" officeooo:paragraph-rsid="00166dce" style:font-size-asian="8.75pt" style:font-weight-asian="normal" style:font-size-complex="10pt" style:font-weight-complex="normal"/>
    </style:style>
    <style:style style:name="P16" style:family="paragraph" style:parent-style-name="Standard">
      <style:text-properties fo:font-size="10pt" fo:font-weight="normal" officeooo:rsid="00462948" officeooo:paragraph-rsid="009574b7" style:font-size-asian="8.75pt" style:font-weight-asian="normal" style:font-size-complex="10pt" style:font-weight-complex="normal"/>
    </style:style>
    <style:style style:name="P17" style:family="paragraph" style:parent-style-name="Standard">
      <style:text-properties fo:font-size="10pt" fo:font-weight="normal" officeooo:rsid="00392c60" officeooo:paragraph-rsid="008f0b99" style:font-size-asian="8.75pt" style:font-weight-asian="normal" style:font-size-complex="10pt" style:font-weight-complex="normal"/>
    </style:style>
    <style:style style:name="P18" style:family="paragraph" style:parent-style-name="Standard">
      <style:text-properties fo:font-size="10pt" fo:font-weight="normal" officeooo:rsid="0048649d" officeooo:paragraph-rsid="0048649d" style:font-size-asian="8.75pt" style:font-weight-asian="normal" style:font-size-complex="10pt" style:font-weight-complex="normal"/>
    </style:style>
    <style:style style:name="P19" style:family="paragraph" style:parent-style-name="Standard">
      <style:text-properties fo:font-size="11pt" fo:font-weight="bold" officeooo:rsid="00166dce" officeooo:paragraph-rsid="00166dce" style:font-size-asian="11pt" style:font-weight-asian="bold" style:font-size-complex="11pt" style:font-weight-complex="bold"/>
    </style:style>
    <style:style style:name="P20" style:family="paragraph" style:parent-style-name="Standard">
      <style:text-properties fo:font-size="11pt" fo:font-weight="bold" officeooo:rsid="002d1bca" officeooo:paragraph-rsid="002d1bca" style:font-size-asian="11pt" style:font-weight-asian="bold" style:font-size-complex="11pt" style:font-weight-complex="bold"/>
    </style:style>
    <style:style style:name="P21" style:family="paragraph" style:parent-style-name="Standard">
      <style:text-properties fo:font-size="11pt" fo:font-weight="bold" officeooo:rsid="005a9b3e" officeooo:paragraph-rsid="005a9b3e" style:font-size-asian="11pt" style:font-weight-asian="bold" style:font-size-complex="11pt" style:font-weight-complex="bold"/>
    </style:style>
    <style:style style:name="P22" style:family="paragraph" style:parent-style-name="Standard" style:list-style-name="L1">
      <style:text-properties fo:font-size="10pt" fo:font-weight="normal" officeooo:rsid="001a0517" officeooo:paragraph-rsid="001b4017" style:font-size-asian="8.75pt" style:font-weight-asian="normal" style:font-size-complex="10pt" style:font-weight-complex="normal"/>
    </style:style>
    <style:style style:name="P23" style:family="paragraph" style:parent-style-name="Standard" style:list-style-name="L1">
      <style:text-properties fo:font-size="10pt" fo:font-weight="normal" officeooo:rsid="00176f80" officeooo:paragraph-rsid="001b6ae1" style:font-size-asian="8.75pt" style:font-weight-asian="normal" style:font-size-complex="10pt" style:font-weight-complex="normal"/>
    </style:style>
    <style:style style:name="P24" style:family="paragraph" style:parent-style-name="Standard" style:list-style-name="L1">
      <style:text-properties fo:font-size="10pt" fo:font-weight="normal" officeooo:rsid="00685d28" officeooo:paragraph-rsid="00685d28" style:font-size-asian="8.75pt" style:font-weight-asian="normal" style:font-size-complex="10pt" style:font-weight-complex="normal"/>
    </style:style>
    <style:style style:name="P25" style:family="paragraph" style:parent-style-name="Standard" style:list-style-name="L1">
      <style:text-properties fo:font-size="10pt" fo:font-weight="normal" officeooo:rsid="001b6ae1" officeooo:paragraph-rsid="0020a105" style:font-size-asian="8.75pt" style:font-weight-asian="normal" style:font-size-complex="10pt" style:font-weight-complex="normal"/>
    </style:style>
    <style:style style:name="P26" style:family="paragraph" style:parent-style-name="Standard" style:list-style-name="L1">
      <style:text-properties fo:font-size="10pt" fo:font-weight="normal" officeooo:rsid="001b6ae1" officeooo:paragraph-rsid="001b6ae1" style:font-size-asian="8.75pt" style:font-weight-asian="normal" style:font-size-complex="10pt" style:font-weight-complex="normal"/>
    </style:style>
    <style:style style:name="P27" style:family="paragraph" style:parent-style-name="Standard" style:list-style-name="L1">
      <style:text-properties fo:font-size="10pt" fo:font-weight="normal" officeooo:rsid="0022a770" officeooo:paragraph-rsid="0026b3f1" style:font-size-asian="8.75pt" style:font-weight-asian="normal" style:font-size-complex="10pt" style:font-weight-complex="normal"/>
    </style:style>
    <style:style style:name="P28" style:family="paragraph" style:parent-style-name="Standard">
      <style:text-properties fo:font-size="10pt" fo:font-weight="normal" officeooo:rsid="006208c4" officeooo:paragraph-rsid="005632fc" style:font-size-asian="8.75pt" style:font-weight-asian="normal" style:font-size-complex="10pt" style:font-weight-complex="normal"/>
    </style:style>
    <style:style style:name="P29" style:family="paragraph" style:parent-style-name="Standard">
      <style:text-properties fo:font-size="11pt" fo:font-weight="bold" officeooo:rsid="002ef26c" officeooo:paragraph-rsid="00abd727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dfbc" style:font-weight-asian="normal" style:font-weight-complex="normal"/>
    </style:style>
    <style:style style:name="T3" style:family="text">
      <style:text-properties fo:font-weight="normal" officeooo:rsid="0020a105" style:font-weight-asian="normal" style:font-weight-complex="normal"/>
    </style:style>
    <style:style style:name="T4" style:family="text">
      <style:text-properties fo:font-weight="normal" officeooo:rsid="007cff88" style:font-weight-asian="normal" style:font-weight-complex="normal"/>
    </style:style>
    <style:style style:name="T5" style:family="text">
      <style:text-properties officeooo:rsid="00176f80"/>
    </style:style>
    <style:style style:name="T6" style:family="text">
      <style:text-properties officeooo:rsid="001a0517"/>
    </style:style>
    <style:style style:name="T7" style:family="text">
      <style:text-properties officeooo:rsid="001b4017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93f5be" style:font-size-asian="10pt" style:font-size-complex="10pt"/>
    </style:style>
    <style:style style:name="T10" style:family="text">
      <style:text-properties fo:font-size="10pt" officeooo:rsid="008de9d5" style:font-size-asian="8.75pt" style:font-size-complex="10pt"/>
    </style:style>
    <style:style style:name="T11" style:family="text">
      <style:text-properties fo:font-size="10pt" officeooo:rsid="00abd727" style:font-size-asian="8.75pt" style:font-size-complex="10pt"/>
    </style:style>
    <style:style style:name="T12" style:family="text">
      <style:text-properties officeooo:rsid="001ce7a6"/>
    </style:style>
    <style:style style:name="T13" style:family="text">
      <style:text-properties officeooo:rsid="0024da7f"/>
    </style:style>
    <style:style style:name="T14" style:family="text">
      <style:text-properties officeooo:rsid="002688db"/>
    </style:style>
    <style:style style:name="T15" style:family="text">
      <style:text-properties officeooo:rsid="002ab243"/>
    </style:style>
    <style:style style:name="T16" style:family="text">
      <style:text-properties officeooo:rsid="0032b7be"/>
    </style:style>
    <style:style style:name="T17" style:family="text">
      <style:text-properties officeooo:rsid="0032ce9e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7fff1" style:font-weight-asian="bold" style:font-weight-complex="bold"/>
    </style:style>
    <style:style style:name="T20" style:family="text">
      <style:text-properties fo:font-weight="bold" officeooo:rsid="0032b7be" style:font-weight-asian="bold" style:font-weight-complex="bold"/>
    </style:style>
    <style:style style:name="T21" style:family="text">
      <style:text-properties fo:font-weight="bold" officeooo:rsid="003b98d5" style:font-weight-asian="bold" style:font-weight-complex="bold"/>
    </style:style>
    <style:style style:name="T22" style:family="text">
      <style:text-properties fo:font-weight="bold" officeooo:rsid="003cf827" style:font-weight-asian="bold" style:font-weight-complex="bold"/>
    </style:style>
    <style:style style:name="T23" style:family="text">
      <style:text-properties fo:font-weight="bold" officeooo:rsid="006bc755" style:font-weight-asian="bold" style:font-weight-complex="bold"/>
    </style:style>
    <style:style style:name="T24" style:family="text">
      <style:text-properties fo:font-weight="bold" officeooo:rsid="008de9d5" style:font-weight-asian="bold" style:font-weight-complex="bold"/>
    </style:style>
    <style:style style:name="T25" style:family="text">
      <style:text-properties fo:font-weight="bold" officeooo:rsid="00925e55" style:font-weight-asian="bold" style:font-weight-complex="bold"/>
    </style:style>
    <style:style style:name="T26" style:family="text">
      <style:text-properties fo:font-weight="bold" officeooo:rsid="009574b7" style:font-weight-asian="bold" style:font-weight-complex="bold"/>
    </style:style>
    <style:style style:name="T27" style:family="text">
      <style:text-properties fo:font-weight="bold" officeooo:rsid="002ef26c" style:font-size-asian="10pt" style:font-weight-asian="bold" style:font-weight-complex="bold"/>
    </style:style>
    <style:style style:name="T28" style:family="text">
      <style:text-properties officeooo:rsid="00392c60"/>
    </style:style>
    <style:style style:name="T29" style:family="text">
      <style:text-properties officeooo:rsid="003ad74a"/>
    </style:style>
    <style:style style:name="T30" style:family="text">
      <style:text-properties officeooo:rsid="003d3c38"/>
    </style:style>
    <style:style style:name="T31" style:family="text">
      <style:text-properties officeooo:rsid="003f339d"/>
    </style:style>
    <style:style style:name="T32" style:family="text">
      <style:text-properties officeooo:rsid="0040aad2"/>
    </style:style>
    <style:style style:name="T33" style:family="text">
      <style:text-properties officeooo:rsid="004290d4"/>
    </style:style>
    <style:style style:name="T34" style:family="text">
      <style:text-properties officeooo:rsid="004a405f"/>
    </style:style>
    <style:style style:name="T35" style:family="text">
      <style:text-properties officeooo:rsid="004bc9fb"/>
    </style:style>
    <style:style style:name="T36" style:family="text">
      <style:text-properties officeooo:rsid="004e2b4e"/>
    </style:style>
    <style:style style:name="T37" style:family="text">
      <style:text-properties officeooo:rsid="00539319"/>
    </style:style>
    <style:style style:name="T38" style:family="text">
      <style:text-properties officeooo:rsid="0054900c"/>
    </style:style>
    <style:style style:name="T39" style:family="text">
      <style:text-properties officeooo:rsid="0056951f"/>
    </style:style>
    <style:style style:name="T40" style:family="text">
      <style:text-properties officeooo:rsid="005860cd"/>
    </style:style>
    <style:style style:name="T41" style:family="text">
      <style:text-properties officeooo:rsid="005a9b3e"/>
    </style:style>
    <style:style style:name="T42" style:family="text">
      <style:text-properties officeooo:rsid="005b4dee"/>
    </style:style>
    <style:style style:name="T43" style:family="text">
      <style:text-properties officeooo:rsid="005cd5e0"/>
    </style:style>
    <style:style style:name="T44" style:family="text">
      <style:text-properties officeooo:rsid="005dc2c3"/>
    </style:style>
    <style:style style:name="T45" style:family="text">
      <style:text-properties officeooo:rsid="007100e9"/>
    </style:style>
    <style:style style:name="T46" style:family="text">
      <style:text-properties officeooo:rsid="0074631c"/>
    </style:style>
    <style:style style:name="T47" style:family="text">
      <style:text-properties officeooo:rsid="0075895b"/>
    </style:style>
    <style:style style:name="T48" style:family="text">
      <style:text-properties style:text-underline-style="none" officeooo:rsid="001a0517"/>
    </style:style>
    <style:style style:name="T49" style:family="text">
      <style:text-properties style:text-underline-style="none" officeooo:rsid="0024da7f"/>
    </style:style>
    <style:style style:name="T50" style:family="text">
      <style:text-properties officeooo:rsid="007a7535"/>
    </style:style>
    <style:style style:name="T51" style:family="text">
      <style:text-properties officeooo:rsid="007d4304"/>
    </style:style>
    <style:style style:name="T52" style:family="text">
      <style:text-properties officeooo:rsid="00886200"/>
    </style:style>
    <style:style style:name="T53" style:family="text">
      <style:text-properties officeooo:rsid="008adbdd"/>
    </style:style>
    <style:style style:name="T54" style:family="text">
      <style:text-properties officeooo:rsid="008b50c4"/>
    </style:style>
    <style:style style:name="T55" style:family="text">
      <style:text-properties officeooo:rsid="00962083"/>
    </style:style>
    <style:style style:name="T56" style:family="text">
      <style:text-properties officeooo:rsid="00a4362a"/>
    </style:style>
    <style:style style:name="T57" style:family="text">
      <style:text-properties officeooo:rsid="00adba9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RISTIAN ARIEL BARRIENTOS</text:p>
      <text:p text:style-name="P1"/>
      <text:p text:style-name="P2">Email: <text:a xlink:type="simple" xlink:href="mailto:christianbarrientoss@hotmail.com" text:style-name="Internet_20_link" text:visited-style-name="Visited_20_Internet_20_Link"><text:span text:style-name="T1">christianbarrientoss@hotmail.com</text:span></text:a></text:p>
      <text:p text:style-name="P2">Numero de Contacto: <text:span text:style-name="T2">+549</text:span> <text:span text:style-name="T1">3834528621</text:span></text:p>
      <text:p text:style-name="P14"/>
      <text:p text:style-name="P2"><text:span text:style-name="T1">Habilidades de pensamiento critico, toma de decisiones y resolución de problemas. </text:span><text:span text:style-name="T4">E</text:span><text:span text:style-name="T1">xperiencia en el contexto de emprendedor independiente. </text:span><text:span text:style-name="T3">Autodidacta, </text:span><text:span text:style-name="T4">lectura diaria de nuevas tecnología.</text:span></text:p>
      <text:p text:style-name="P15"/>
      <text:p text:style-name="P19"><text:span text:style-name="T5">Áreas</text:span> de Conocimiento</text:p>
      <text:p text:style-name="P6"/>
      <text:list xml:id="list1688773935" text:style-name="L1">
        <text:list-item>
          <text:p text:style-name="P22">Developer Full Stack. <text:span text:style-name="T12">D</text:span>iversos lenguajes <text:span text:style-name="T7">y Frameworks modernos. </text:span>Django,<text:span text:style-name="T7">Flask y Reactjs.</text:span></text:p>
        </text:list-item>
        <text:list-item>
          <text:p text:style-name="P23"><text:span text:style-name="T7">SysAdmin en Linux</text:span>. <text:span text:style-name="T6">Scripting para la automatizaron de procesos de gestión. <text:s/></text:span><text:span text:style-name="T48">Bash</text:span><text:span text:style-name="T6"> y Python.</text:span></text:p>
        </text:list-item>
        <text:list-item>
          <text:p text:style-name="P24"><text:span text:style-name="T54">Gestión</text:span> de Base de Datos. PostgreSQL, MySQL <text:span text:style-name="T53">y MongoDB</text:span>.</text:p>
        </text:list-item>
        <text:list-item>
          <text:p text:style-name="P25">Gestión de Proyectos. Aplicación de metodologías ágiles de desarrollo de software, <text:span text:style-name="T15">análisis de requerimientos funcionales y no funcionales</text:span>. Scrum.</text:p>
        </text:list-item>
        <text:list-item>
          <text:p text:style-name="P26">Cloud Computing. <text:span text:style-name="T52">I</text:span>nfraestructura en la nube <text:span text:style-name="T52">Terrafomr, Kubernetes y Docker</text:span>. <text:span text:style-name="T50">DigitalOcean</text:span>.</text:p>
        </text:list-item>
        <text:list-item>
          <text:p text:style-name="P27"><text:span text:style-name="T13">Bueno Conocimiento en implementación de </text:span><text:span text:style-name="T49">tecnologías</text:span><text:span text:style-name="T13"> de posicionamiento digital y gestión de públicos.</text:span> Facebook ADS, Google Analytics, <text:span text:style-name="T14">Whatsapp Business, SEO Web.</text:span></text:p>
        </text:list-item>
      </text:list>
      <text:p text:style-name="P5"/>
      <text:p text:style-name="P20">Experiencia Profesional </text:p>
      <text:p text:style-name="P20"/>
      <text:p text:style-name="P29"><text:a xlink:type="simple" xlink:href="http://www.capresca.gob.ar/" text:style-name="Internet_20_link" text:visited-style-name="Visited_20_Internet_20_Link"><text:span text:style-name="T8">Ca.Pre.S.Ca </text:span></text:a><text:span text:style-name="T8"><text:s/>- <text:s/>Desarrollador </text:span><text:span text:style-name="T11">Semi-Senior</text:span><text:span text:style-name="T8">, </text:span><text:span text:style-name="T9">Administrador de </text:span><text:span text:style-name="T8">Redes <text:s/>y SysAdmin </text:span><text:span text:style-name="T11">Semi-Senior</text:span><text:span text:style-name="T8"> (Enero 2019 – Presente)</text:span></text:p>
      <text:p text:style-name="P3"/>
      <text:p text:style-name="P8"><text:span text:style-name="T51">Encargado de la infraestructura en cloud y en servidores dedicados; manejando servicios de web (apache,nginx), dns, smtp, voip (freebpx), scripts de backup, postgresql, mysql; monitoreo con grafana, slack y telegram; virtualizacion con proxmox; cloud en DigitalOcean y administración de la red utilizando routerboard . </text:span>Desarrollador de aplicaciones web para la gestión de diferentes procesos administrativos como ser: <text:span text:style-name="T16">Área</text:span> de Personal, se desarrollo aplicación de control de asistencia <text:span text:style-name="T16">biométrica</text:span> en <text:span text:style-name="T32">real time</text:span>, <text:span text:style-name="T16">Área</text:span> de Patrimonio, se desarrollo sistema de Stock y seguimiento de solicitudes por <text:span text:style-name="T16">áreas</text:span>, <text:span text:style-name="T16">Área</text:span> de <text:span text:style-name="T16">Atención</text:span> al Publico, se desarrollo Totem de solicitud de turnos en <text:span text:style-name="T47">sincronización</text:span> con pantalla para sala de espera y <text:span text:style-name="T16">Solicitud de turnos programados vía</text:span> web. <text:span text:style-name="T33">Reingenieria e Implementación</text:span> de la intranet de Catamarca <text:s/><text:span text:style-name="T36">y Firewall Perimetral </text:span>a la red de la <text:span text:style-name="T17">institución. Migración a cloud (cluster kubernetes) de servicios web e implementación de servidor de correos electronico completo(smtp,pop3, webmail,imap,etc) , wordpress, traefik (tls) como ingress, load balancer, configuración DNS, entre otras cuestiones a tener en cuenta en producción (backups, planes de contingencia, failover, etc).</text:span></text:p>
      <text:p text:style-name="P7"/>
      <text:p text:style-name="P10"><text:a xlink:type="simple" xlink:href="http://huma.unca.edu.ar/" text:style-name="Internet_20_link" text:visited-style-name="Visited_20_Internet_20_Link"><text:span text:style-name="T18">Fac. Humanidades </text:span></text:a><text:span text:style-name="T19">-</text:span><text:span text:style-name="T18"> </text:span><text:span text:style-name="T23">Técnico</text:span><text:span text:style-name="T18"> SIU, </text:span><text:span text:style-name="T22">SysAdmin </text:span><text:span text:style-name="T24">Junior </text:span><text:span text:style-name="T25">y</text:span><text:span text:style-name="T18"> Desarrollador </text:span><text:span text:style-name="T24">Junior</text:span><text:span text:style-name="T18"> <text:s/></text:span><text:span text:style-name="T20">(Marzo 2018 - <text:s/></text:span><text:span text:style-name="T27">Enero 2019</text:span><text:span text:style-name="T20">)</text:span></text:p>
      <text:p text:style-name="P9"/>
      <text:p text:style-name="P11">Técnico en la gestión de los módulos <text:span text:style-name="T46">Guaraní</text:span>, Wichi, <text:span text:style-name="T57">Sudocu</text:span> y Kolla de SIU. <text:span text:style-name="T55">Migración de</text:span> BD <text:span text:style-name="T46">Guaraní</text:span> 2 a la versión mas reciente del sistema de gestión de alumnos. <text:s/>Desarrollador de la aplicación web <text:span text:style-name="T29">para el Observatorio Climatológico</text:span> de la facultad de humanidades, <text:span text:style-name="T29">aplicación que muestra los datos en tiempo real de diferentes fuentes, permitiendo la manipulación de los mismos para aplicar propiedades propias autóctonas de la zona</text:span>. <text:s/><text:span text:style-name="T28">Implementación de tecnologías de gestión de publico en lo desarrollado.</text:span></text:p>
      <text:p text:style-name="P11"/>
      <text:p text:style-name="P17"><text:a xlink:type="simple" xlink:href="http://www.providers.com.ar/" text:style-name="Internet_20_link" text:visited-style-name="Visited_20_Internet_20_Link"><text:span text:style-name="T18">Providers S.A</text:span></text:a><text:span text:style-name="T18"> –</text:span><text:span text:style-name="T21"> Desarrollador </text:span><text:span text:style-name="T24">Junior</text:span><text:span text:style-name="T21"> </text:span><text:span text:style-name="T22">y SysAdmin </text:span><text:span text:style-name="T24">Junior</text:span><text:span text:style-name="T22"> </text:span><text:span text:style-name="T21"><text:s/>(Mayo 2018 – Mayo 2019)</text:span></text:p>
      <text:p text:style-name="P9"/>
      <text:p text:style-name="P12">Desarrollador de aplicación web para el <text:span text:style-name="T30">monitores</text:span> de redes Gpon y <text:span text:style-name="T31">gestión</text:span> de contenido del sitio web. <text:span text:style-name="T37">Implementación de servidor web (Apache) , base de datos(PostgreSQL) y controlador de versiones (GitLab). SNMP con python.</text:span></text:p>
      <text:p text:style-name="P12"/>
      <text:p text:style-name="P16"><text:a xlink:type="simple" xlink:href="http://www.unca.edu.ar/" text:style-name="Internet_20_link" text:visited-style-name="Visited_20_Internet_20_Link"><text:span text:style-name="T18">SIU UNCa</text:span></text:a><text:span text:style-name="T18"> – Becario – </text:span><text:span text:style-name="T22">SysAdmin </text:span><text:span text:style-name="T24">Junior </text:span><text:span text:style-name="T26">y </text:span><text:span text:style-name="T21">Desarrollador </text:span><text:span text:style-name="T24">Junior</text:span><text:span text:style-name="T21"> </text:span><text:span text:style-name="T18">(Junio 2016 – Marzo 2018)</text:span></text:p>
      <text:p text:style-name="P4"/>
      <text:p text:style-name="P18"><text:span text:style-name="T35">Gestión</text:span> de sistemas distribuidos y <text:span text:style-name="T38">administración</text:span> de servidores Linux. <text:span text:style-name="T45">Migraciones</text:span> de BD informix a PostgreSQL, <text:span text:style-name="T56">usando Spoon de <text:s/>Pentaho Data Integration</text:span>. <text:span text:style-name="T34">Desarrollo de app móvil para consumir Api Rest de SIU.</text:span></text:p>
      <text:p text:style-name="P18"/>
      <text:p text:style-name="P21">Acontecimientos </text:p>
      <text:p text:style-name="P21"/>
      <text:p text:style-name="P13">He dado charlas <text:span text:style-name="T41">técnicas</text:span> locales sobre <text:span text:style-name="T41">tecnologías</text:span> como: Corosyn, ClusterLabs, Hardening en Linux. Disertando cursos de <text:span text:style-name="T41">capacitación</text:span> No <text:span text:style-name="T41">Técnica</text:span> para operadores de los <text:span text:style-name="T41">módulos</text:span> de SIU <text:span text:style-name="T42">Guaraní</text:span> <text:span text:style-name="T41">gestión</text:span> y <text:span text:style-name="T41">autogestión.</text:span> </text:p>
      <text:p text:style-name="P13"><text:span text:style-name="T41">También</text:span> e participado como ayudante alumno en la carrera de <text:span text:style-name="T41">ingeniería</text:span> en <text:span text:style-name="T41">informática</text:span>, <text:span text:style-name="T41">cátedra</text:span> <text:span text:style-name="T41">Geometría</text:span> <text:span text:style-name="T42">Analítica,</text:span> y brindando apoyo a los <text:span text:style-name="T44">ingresantes</text:span> de dicha carrera en el año 2016. <text:span text:style-name="T39">Participación</text:span> activa en la <text:span text:style-name="T40">Agrupación</text:span> de Estudiantes de <text:span text:style-name="T40">Informática de la UNCa</text:span>, asumiendo la presidencia en el periodo 2016-2017. <text:span text:style-name="T43">Alumno investigador de varios proyectos académicos.</text:span></text:p>
      <text:p text:style-name="P2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14:58:40.065863026</meta:creation-date>
    <dc:date>2020-02-21T08:39:02.622548168</dc:date>
    <meta:editing-duration>PT2H25M26S</meta:editing-duration>
    <meta:editing-cycles>132</meta:editing-cycles>
    <meta:generator>LibreOffice/6.1.5.2$Linux_X86_64 LibreOffice_project/10$Build-2</meta:generator>
    <meta:document-statistic meta:table-count="0" meta:image-count="0" meta:object-count="0" meta:page-count="2" meta:paragraph-count="23" meta:word-count="581" meta:character-count="4076" meta:non-whitespace-character-count="3504"/>
  </office:meta>
</office:document-meta>
</file>